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D9D9D9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00B050"/>
    </style:style>
    <style:style style:name="ce6" style:family="table-cell" style:parent-style-name="Default" style:data-style-name="N0">
      <style:table-cell-properties fo:border="thin solid #000000" fo:background-color="#FF0000"/>
    </style:style>
    <style:style style:name="ce7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A6A6A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7.76816666666667cm"/>
    </style:style>
    <style:style style:name="co3" style:family="table-column">
      <style:table-column-properties fo:break-before="auto" style:column-width="9.863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4" table:number-rows-spanned="1" table:style-name="ce7">
            <text:p>Table des figure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n°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avancement</text:p>
          </table:table-cell>
          <table:table-cell office:value-type="string" table:style-name="ce2">
            <text:p>réalisation</text:p>
          </table:table-cell>
          <table:table-cell table:number-columns-repeated="16380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Factorisation du code</text:p>
          </table:table-cell>
          <table:table-cell table:style-name="ce5"/>
          <table:table-cell office:value-type="string" table:style-name="ce4">
            <text:p>12 modules (avec IHM)</text:p>
          </table:table-cell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3 classes minimum</text:p>
          </table:table-cell>
          <table:table-cell table:style-name="ce5"/>
          <table:table-cell office:value-type="string" table:style-name="ce4">
            <text:p>11 classes personnage, 9 classes pour IHM, 3 classes pour le décor</text:p>
          </table:table-cell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Héritage/ composition entre 3 types</text:p>
          </table:table-cell>
          <table:table-cell table:style-name="ce5"/>
          <table:table-cell office:value-type="string" table:style-name="ce4">
            <text:p>Personnages (Entité -&gt; Personnages -&gt; Epeiste …)</text:p>
          </table:table-cell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4">
            <text:p>Héritage type intégré</text:p>
          </table:table-cell>
          <table:table-cell table:style-name="ce5"/>
          <table:table-cell office:value-type="string" table:style-name="ce4">
            <text:p>Métaclasses, classes list, …</text:p>
          </table:table-cell>
          <table:table-cell table:number-columns-repeated="16380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4">
            <text:p>Documentation et commentaire</text:p>
          </table:table-cell>
          <table:table-cell table:style-name="ce5"/>
          <table:table-cell office:value-type="string" table:style-name="ce4">
            <text:p>Documentation &lt;html&gt;</text:p>
          </table:table-cell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4">
            <text:p>Test unitaires (4 méthodes avec au moins 2 cas)</text:p>
          </table:table-cell>
          <table:table-cell table:style-name="ce5"/>
          <table:table-cell office:value-type="string" table:style-name="ce4">
            <text:p>3 programmes de test unitaires</text:p>
          </table:table-cell>
          <table:table-cell table:number-columns-repeated="16380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4">
            <text:p>Lecture/ Écriture fichiers</text:p>
          </table:table-cell>
          <table:table-cell table:style-name="ce5"/>
          <table:table-cell office:value-type="string" table:style-name="ce4">
            <text:p>Fichiers text pour les personnages</text:p>
          </table:table-cell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4">
            <text:p>BDD</text:p>
          </table:table-cell>
          <table:table-cell table:style-name="ce5"/>
          <table:table-cell office:value-type="string" table:style-name="ce4">
            <text:p>sauvegarde et lecture de sauvegarde, statistiques</text:p>
          </table:table-cell>
          <table:table-cell table:number-columns-repeated="16380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4">
            <text:p>Calcul vectoriel</text:p>
          </table:table-cell>
          <table:table-cell table:style-name="ce6"/>
          <table:table-cell table:number-columns-spanned="1" table:number-rows-spanned="2" table:style-name="ce8"/>
          <table:table-cell table:number-columns-repeated="1638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4">
            <text:p>Fonction récursive</text:p>
          </table:table-cell>
          <table:table-cell table:style-name="ce6"/>
          <table:covered-table-cell/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4">
            <text:p>GitHub</text:p>
          </table:table-cell>
          <table:table-cell table:style-name="ce5"/>
          <table:table-cell office:value-type="string" table:style-name="ce4">
            <text:p>Utilisation de GitHub (donner le lien du git)</text:p>
          </table:table-cell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david melin</meta:initial-creator>
    <dc:creator>david melin</dc:creator>
    <meta:creation-date>2023-05-27T16:15:42Z</meta:creation-date>
    <dc:date>2023-05-31T06:39:25Z</dc:date>
  </office:meta>
</office:document-meta>
</file>